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5.211cm" fo:min-width="1.151cm"/>
    </style:style>
    <style:style style:name="gr2" style:family="graphic" style:parent-style-name="standard">
      <style:graphic-properties svg:stroke-color="#dddddd" draw:fill="none" draw:opacity="95%" draw:textarea-horizontal-align="justify" draw:textarea-vertical-align="middle" draw:auto-grow-height="false" fo:min-height="0.512cm" fo:min-width="0.262cm"/>
    </style:style>
    <style:style style:name="gr3" style:family="graphic" style:parent-style-name="standard">
      <style:graphic-properties svg:stroke-color="#dddddd" draw:fill="none" draw:opacity="95%" draw:textarea-horizontal-align="justify" draw:textarea-vertical-align="middle" draw:auto-grow-height="false" fo:min-height="0.512cm" fo:min-width="0.489cm"/>
    </style:style>
    <style:style style:name="gr4" style:family="graphic" style:parent-style-name="standard">
      <style:graphic-properties svg:stroke-color="#dddddd" draw:fill="none" draw:opacity="95%" draw:textarea-horizontal-align="justify" draw:textarea-vertical-align="middle" draw:auto-grow-height="false" fo:min-height="0.512cm" fo:min-width="0.77cm"/>
    </style:style>
    <style:style style:name="gr5" style:family="graphic" style:parent-style-name="standard">
      <style:graphic-properties svg:stroke-color="#dddddd" draw:fill="none" draw:opacity="95%" draw:textarea-horizontal-align="justify" draw:textarea-vertical-align="middle" draw:auto-grow-height="false" fo:min-height="0.512cm" fo:min-width="0.92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opacity="95%"/>
      <style:paragraph-properties fo:text-align="center"/>
    </style:style>
    <style:style style:name="P4" style:family="paragraph">
      <style:paragraph-properties fo:text-align="center"/>
      <style:text-properties fo:color="#ce181e"/>
    </style:style>
    <style:style style:name="P5" style:family="paragraph">
      <loext:graphic-properties draw:fill="none" draw:opacity="95%"/>
      <style:paragraph-properties fo:text-align="center"/>
      <style:text-properties fo:color="#ce181e"/>
    </style:style>
    <style:style style:name="T1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51cm" svg:height="5.461cm" svg:x="3.274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51cm" svg:height="5.461cm" svg:x="5.232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51cm" svg:height="5.461cm" svg:x="1.316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51cm" svg:height="5.461cm" svg:x="9.148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51cm" svg:height="5.461cm" svg:x="7.19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51cm" svg:height="5.461cm" svg:x="13.064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51cm" svg:height="5.461cm" svg:x="15.022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51cm" svg:height="5.461cm" svg:x="11.106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51cm" svg:height="5.461cm" svg:x="16.978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1.762cm" svg:y="1.20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3.762cm" svg:y="1.203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5.662cm" svg:y="1.20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7.662cm" svg:y="1.20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9.562cm" svg:y="1.203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11.562cm" svg:y="1.203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13.462cm" svg:y="1.203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15.462cm" svg:y="1.203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17.462cm" svg:y="1.203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0.762cm" svg:height="0.762cm" svg:x="3.762cm" svg:y="6.603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0.762cm" svg:height="0.762cm" svg:x="7.662cm" svg:y="6.60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0.762cm" svg:height="0.762cm" svg:x="15.462cm" svg:y="6.603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0.989cm" svg:height="0.762cm" svg:x="1.662cm" svg:y="5.603cm">
          <text:p text:style-name="P4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0.989cm" svg:height="0.762cm" svg:x="5.562cm" svg:y="5.603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0.989cm" svg:height="0.762cm" svg:x="11.462cm" svg:y="5.603cm">
          <text:p text:style-name="P2">64</text:p>
          <draw:enhanced-geometry svg:viewBox="0 0 21600 21600" draw:type="rectangle" draw:enhanced-path="M 0 0 L 21600 0 21600 21600 0 21600 0 0 Z N"/>
        </draw:custom-shape>
        <draw:custom-shape draw:style-name="gr4" draw:text-style-name="P5" xml:id="id7" draw:id="id7" draw:layer="layout" svg:width="1.27cm" svg:height="0.762cm" svg:x="1.454cm" svg:y="4.503cm">
          <text:p text:style-name="P4"><text:span text:style-name="T1">128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8" draw:id="id8" draw:layer="layout" svg:width="1.27cm" svg:height="0.762cm" svg:x="3.454cm" svg:y="4.503cm">
          <text:p text:style-name="P2">256</text:p>
          <draw:enhanced-geometry svg:viewBox="0 0 21600 21600" draw:type="rectangle" draw:enhanced-path="M 0 0 L 21600 0 21600 21600 0 21600 0 0 Z N"/>
        </draw:custom-shape>
        <draw:custom-shape draw:style-name="gr4" draw:text-style-name="P3" xml:id="id9" draw:id="id9" draw:layer="layout" svg:width="1.27cm" svg:height="0.762cm" svg:x="9.354cm" svg:y="4.503cm">
          <text:p text:style-name="P2">512</text:p>
          <draw:enhanced-geometry svg:viewBox="0 0 21600 21600" draw:type="rectangle" draw:enhanced-path="M 0 0 L 21600 0 21600 21600 0 21600 0 0 Z N"/>
        </draw:custom-shape>
        <draw:custom-shape draw:style-name="gr5" draw:text-style-name="P5" xml:id="id10" draw:id="id10" draw:layer="layout" svg:width="1.422cm" svg:height="0.762cm" svg:x="1.454cm" svg:y="3.403cm">
          <text:p text:style-name="P4"><text:span text:style-name="T1">1024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1" draw:id="id11" draw:layer="layout" svg:width="1.422cm" svg:height="0.762cm" svg:x="3.354cm" svg:y="3.403cm">
          <text:p text:style-name="P2">2048</text:p>
          <draw:enhanced-geometry svg:viewBox="0 0 21600 21600" draw:type="rectangle" draw:enhanced-path="M 0 0 L 21600 0 21600 21600 0 21600 0 0 Z N"/>
        </draw:custom-shape>
        <draw:custom-shape draw:style-name="gr5" draw:text-style-name="P3" xml:id="id12" draw:id="id12" draw:layer="layout" svg:width="1.422cm" svg:height="0.762cm" svg:x="7.354cm" svg:y="3.403cm">
          <text:p text:style-name="P2">4096</text:p>
          <draw:enhanced-geometry svg:viewBox="0 0 21600 21600" draw:type="rectangle" draw:enhanced-path="M 0 0 L 21600 0 21600 21600 0 21600 0 0 Z N"/>
        </draw:custom-shape>
        <draw:custom-shape draw:style-name="gr5" draw:text-style-name="P3" xml:id="id13" draw:id="id13" draw:layer="layout" svg:width="1.422cm" svg:height="0.762cm" svg:x="15.154cm" svg:y="3.403cm">
          <text:p text:style-name="P2">8192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.524cm" svg:y1="6.984cm" svg:x2="7.662cm" svg:y2="6.984cm" draw:start-shape="id1" draw:start-glue-point="1" draw:end-shape="id2" draw:end-glue-point="3" svg:d="M4524 6984h3138" svg:viewBox="0 0 3139 1">
          <text:p/>
        </draw:connector>
        <draw:connector draw:style-name="gr6" draw:text-style-name="P1" draw:layer="layout" draw:type="line" svg:x1="8.424cm" svg:y1="6.984cm" svg:x2="15.462cm" svg:y2="6.984cm" draw:start-shape="id2" draw:start-glue-point="1" draw:end-shape="id3" draw:end-glue-point="3" svg:d="M8424 6984h7038" svg:viewBox="0 0 7039 1">
          <text:p/>
        </draw:connector>
        <draw:connector draw:style-name="gr6" draw:text-style-name="P1" draw:layer="layout" draw:type="line" svg:x1="15.462cm" svg:y1="6.984cm" svg:x2="2.156cm" svg:y2="6.365cm" draw:start-shape="id3" draw:start-glue-point="3" draw:end-shape="id4" draw:end-glue-point="2" svg:d="M15462 6984l-13306-619" svg:viewBox="0 0 13307 620">
          <text:p/>
        </draw:connector>
        <draw:connector draw:style-name="gr6" draw:text-style-name="P1" draw:layer="layout" draw:type="line" svg:x1="2.651cm" svg:y1="5.984cm" svg:x2="5.562cm" svg:y2="5.984cm" draw:start-shape="id4" draw:start-glue-point="1" draw:end-shape="id5" draw:end-glue-point="3" svg:d="M2651 5984h2911" svg:viewBox="0 0 2912 1">
          <text:p/>
        </draw:connector>
        <draw:connector draw:style-name="gr6" draw:text-style-name="P1" draw:layer="layout" draw:type="line" svg:x1="6.551cm" svg:y1="5.984cm" svg:x2="11.462cm" svg:y2="5.984cm" draw:start-shape="id5" draw:start-glue-point="1" draw:end-shape="id6" draw:end-glue-point="3" svg:d="M6551 5984h4911" svg:viewBox="0 0 4912 1">
          <text:p/>
        </draw:connector>
        <draw:connector draw:style-name="gr6" draw:text-style-name="P1" draw:layer="layout" draw:type="line" svg:x1="11.462cm" svg:y1="5.984cm" svg:x2="2.089cm" svg:y2="5.265cm" draw:start-shape="id6" draw:start-glue-point="3" draw:end-shape="id7" draw:end-glue-point="2" svg:d="M11462 5984l-9373-719" svg:viewBox="0 0 9374 720">
          <text:p/>
        </draw:connector>
        <draw:connector draw:style-name="gr6" draw:text-style-name="P1" draw:layer="layout" draw:type="line" svg:x1="2.724cm" svg:y1="4.884cm" svg:x2="3.454cm" svg:y2="4.884cm" draw:start-shape="id7" draw:start-glue-point="1" draw:end-shape="id8" draw:end-glue-point="3" svg:d="M2724 4884h730" svg:viewBox="0 0 731 1">
          <text:p/>
        </draw:connector>
        <draw:connector draw:style-name="gr6" draw:text-style-name="P1" draw:layer="layout" draw:type="line" svg:x1="4.724cm" svg:y1="4.884cm" svg:x2="9.354cm" svg:y2="4.884cm" draw:start-shape="id8" draw:start-glue-point="1" draw:end-shape="id9" draw:end-glue-point="3" svg:d="M4724 4884h4630" svg:viewBox="0 0 4631 1">
          <text:p/>
        </draw:connector>
        <draw:connector draw:style-name="gr6" draw:text-style-name="P1" draw:layer="layout" draw:type="line" svg:x1="9.354cm" svg:y1="4.884cm" svg:x2="2.165cm" svg:y2="4.165cm" draw:start-shape="id9" draw:start-glue-point="3" draw:end-shape="id10" draw:end-glue-point="2" svg:d="M9354 4884l-7189-719" svg:viewBox="0 0 7190 720">
          <text:p/>
        </draw:connector>
        <draw:connector draw:style-name="gr6" draw:text-style-name="P1" draw:layer="layout" draw:type="line" svg:x1="2.876cm" svg:y1="3.784cm" svg:x2="3.354cm" svg:y2="3.784cm" draw:start-shape="id10" draw:start-glue-point="1" draw:end-shape="id11" draw:end-glue-point="3" svg:d="M2876 3784h478" svg:viewBox="0 0 479 1">
          <text:p/>
        </draw:connector>
        <draw:connector draw:style-name="gr6" draw:text-style-name="P1" draw:layer="layout" draw:type="line" svg:x1="4.776cm" svg:y1="3.784cm" svg:x2="7.354cm" svg:y2="3.784cm" draw:start-shape="id11" draw:start-glue-point="1" draw:end-shape="id12" draw:end-glue-point="3" svg:d="M4776 3784h2578" svg:viewBox="0 0 2579 1">
          <text:p/>
        </draw:connector>
        <draw:connector draw:style-name="gr6" draw:text-style-name="P1" draw:layer="layout" draw:type="line" svg:x1="8.776cm" svg:y1="3.784cm" svg:x2="15.154cm" svg:y2="3.784cm" draw:start-shape="id12" draw:start-glue-point="1" draw:end-shape="id13" draw:end-glue-point="3" svg:d="M8776 3784h6378" svg:viewBox="0 0 6379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4T19:11:51.961012832</meta:creation-date>
    <dc:date>2019-07-30T00:15:50.092778062</dc:date>
    <meta:editing-duration>PT3M57S</meta:editing-duration>
    <meta:editing-cycles>2</meta:editing-cycles>
    <meta:generator>LibreOffice/6.0.7.3$Linux_X86_64 LibreOffice_project/00m0$Build-3</meta:generator>
    <meta:document-statistic meta:object-count="43"/>
  </office:meta>
</office:document-meta>
</file>